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Thumbnails/thumbnail.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1. Das Diamond-Problem in Java tritt auf, wenn eine Klasse von zwei Interfaces erbt, die beide eine gleiche Methode haben. Es stellt die Frage, welche Methode die erbende Klasse verwenden soll. Java umgeht dieses Problem, indem es Mehrfachvererbung nur mit Interfaces erlaubt und die erbende Klasse die Methode selbst überschreiben muss, um Konflikte zu vermeiden. So bleibt die Kontrolle bei der Entwickler*in, welche Implementierung verwendet wird.</text:p>
      <text:p text:style-name="Standard"/>
      <text:p text:style-name="Standard">2. Ein Gewinner des BigBrotherAwards 2023 war die Deutsche Post DHL Group, die in der Kategorie Verbraucherschutz für ihre digitalen Zwangsmaßnahmen bei Packstationen ausgezeichnet wurde, mit denen sie Kunden zur Nutzung von Apps und digitaler Überwachung drängen wollte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DejaVu Serif" fo:font-size="12pt" fo:language="en" fo:country="US" style:letter-kerning="true" style:font-name-asian="DejaVu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US" style:letter-kerning="true" style:font-name-asian="DejaVu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6T13:35:17.909142233</meta:creation-date>
    <meta:generator>Collabora_Office/23.05.1.2$Linux_X86_64 LibreOffice_project/cc6b8db56a76e2bea948a6f20aa5bb553d39490d</meta:generator>
    <dc:date>2024-10-14T09:00:44.582933958</dc:date>
    <meta:editing-duration>PT1M53S</meta:editing-duration>
    <meta:editing-cycles>2</meta:editing-cycles>
    <meta:document-statistic meta:table-count="0" meta:image-count="0" meta:object-count="0" meta:page-count="1" meta:paragraph-count="2" meta:word-count="104" meta:character-count="722" meta:non-whitespace-character-count="620"/>
  </office:meta>
</office:document-meta>
</file>